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PA明朝" svg:font-family="IPA明朝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7" style:family="paragraph" style:parent-style-name="Standard">
      <style:paragraph-properties fo:text-align="justify" style:justify-single-word="false"/>
      <style:text-properties style:font-name="IPA明朝" fo:font-size="12pt" fo:font-weight="bold" style:font-name-asian="IPA明朝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IPA明朝" fo:font-size="12pt" style:font-name-asian="IPA明朝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IPA明朝" fo:font-size="18pt" style:font-name-asian="IPA明朝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内部仕様書</text:p>
      <text:p text:style-name="P6"/>
      <text:p text:style-name="P7">１.概要</text:p>
      <text:p text:style-name="P8">　画面上にブロックがいくつか表示される。下にはボールが乗っているバーがあり、プレイヤーはスペースボタンを押すことでボールを発射できる。</text:p>
      <text:p text:style-name="P8">　発射したボールがブロックに衝突すると、衝突したブロックは消滅し、ボールは跳ね返る。落ちてきたボールをバーで受け止めるとボールは跳ね返り、もう一度ブロックを破壊することが出きるが、受け止められなかった場合はライフが1つへる。</text:p>
      <text:p text:style-name="P8">　ライフが0になる前にボールを使ってすべてブロックを破壊できればゲームクリア、ライフが0になればゲームオーバーとなる。</text:p>
      <text:p text:style-name="P8"/>
      <text:p text:style-name="P8"/>
      <text:p text:style-name="P7">２.モジュール関連図</text:p>
      <text:p text:style-name="P7"><text:span text:style-name="T1">　</text:span></text:p>
      <text:p text:style-name="P7"><text:span text:style-name="T1">2.1　メインモジュール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IPA明朝" svg:font-family="IPA明朝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1n14027 </meta:initial-creator>
    <meta:creation-date>2016-05-27T09:41:32</meta:creation-date>
    <dc:date>2016-06-03T12:25:57</dc:date>
    <dc:creator>e1n14027 </dc:creator>
    <meta:editing-duration>PT1H51M55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9" meta:word-count="126" meta:character-count="271" meta:non-whitespace-character-count="267"/>
  </office:meta>
</office:document-meta>
</file>